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style:style>
    <style:style style:name="P5"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09.03.31 14:12 | </text:span><text:span text:style-name="T2">#</text:span></text:p>
      <text:p text:style-name="P2"><text:span text:style-name="T1">多謝阿忠,這對我有點難,需要時間研究,不過在研究成功之前先問幾個問題.</text:span></text:p>
      <text:p text:style-name="P2"><text:span text:style-name="T1">你是說:</text:span></text:p>
      <text:p text:style-name="P2"><text:span text:style-name="T1">1. IE和FIRFOX 是不相容的嗎? 有前者就不能同時也有後者?</text:span></text:p>
      <text:p text:style-name="P2"><text:span text:style-name="T1">2. 若不相容,原本的我的最愛那些是不是就要搬到FIREFOX上?</text:span></text:p>
      <text:p text:style-name="P2"><text:span text:style-name="T1">3. 你是說像我請你幫我錄的李心潔的一萬年的序幕,也是在YOUTUBE上? 而我之所以找不到任何可以下載影音檔的按鈕是因為我用的是 IE? 一旦我改用FIREFOX就會轉啊轉啊轉出一個可以下載的圖示 ,然後我就能下載了? 那是不是說 IE 能下載的範圍比較有限?</text:span></text:p>
      <text:p text:style-name="P2"><text:span text:style-name="T1">4. 至於那個DOWNLOADHELPER 是不是一種可以幫助人把原本不能下載的影音檔變成可以下載?</text:span></text:p>
      <text:p text:style-name="P2"><text:span text:style-name="T1">5. FLV 檔也能在REAL PLAYER 或WINDOWS MEDIA PLAYER上播放嗎? 因為我能播放你寄給我的FLV檔,但卻是在一個奇怪的東西上播放叫做IKUPLAYER.</text:span></text:p>
      <text:p text:style-name="P2"><text:span text:style-name="T1">6. 另外插播問一個問題,從電視上錄下的電視節目或影片,用DVD PLAYER在電視上可以播放,但為什麼拿到電腦裏時內容卻顯示白空光碟? 要如何才能顯現?</text:span></text:p>
      <text:p text:style-name="P2"><text:span text:style-name="T1">不知道這些問題會不會很蠢? 蠢問題通常反而需要花更多字來說明,我看我再找時間打電話直接問你好了,省得用寫的麻煩.</text:span></text:p>
      <text:p text:style-name="P2"><text:span text:style-name="T1">科技進步得太快,我都有點跟不上了,買了許多DVD,不知道是不是哪天會跟我出國前收集的一堆 VHS 錄影帶一樣的下場.</text:span></text:p>
      <text:p text:style-name="P2"><text:span text:style-name="T1">從錄影帶如何轉成DVD,我還沒有時間研究,我有幾百塊,所以沒辦法全部託人轉錄,加上我並不打算全部保存,而是希望從中挑選某一小部份來轉錄,所以終究還是得自己研究如何轉錄才能一邊看一邊挑. 這部份以後再問你好了.</text:span></text:p>
      <text:p text:style-name="P2"><text:span text:style-name="T1">我最近也學會了網拍,買到梅豔芳生前最後一場演唱會的片子,挺感動. 經常想,哪天我若出書,想取個書名就叫做 "梅豔芳與維根斯坦",想把它獻給梅豔芳 "們".</text:span></text:p>
      <text:p text:style-name="P2"><text:span text:style-name="T1">尼采的書扉頁寫著: 獻給自由的靈魂. 我倒想獻給那些飄泊滄桑孤獨的靈魂.</text:span></text:p>
      <text:p text:style-name="P2"><text:span text:style-name="T1">大概很少人聽過沈從文其實就講過跟電影梅蘭芳一模一樣的話,他說: "我的生活與思想皆從孤獨得來".</text:span></text:p>
      <text:p text:style-name="P2"><text:span text:style-name="T1">我跟學姐相反,她從不保存EMAIL 或信件卡片等等,但我跟羅丹差不多,應該說比他好一些,羅丹生前即使連一張水電費收據也會保存下來,但我保存的範圍端看那東西對我有沒有意義,像你寫來貼郵票的信件,我都特別用一個講義夾收起來,標明 "珍貴".</text:span></text:p>
      <text:p text:style-name="P2"><text:span text:style-name="T1">我從小到大就有這樣一種 "撿破爛" 的習慣,有些東西或許只具個人價值,但有些東西,當下沒啥特別,到處都是,可當三十年甚至四十年過去了,歷史價值就跑出來.其實光是從利潤的觀點來看,價格不菲.</text:span></text:p>
      <text:p text:style-name="P2"><text:span text:style-name="T1">比方說黨外時期很盛行演講錄音帶,我敢說全台灣大概沒有一個人能比我保存的更齊全,不但市面上的我幾乎都有,不曾外傳的我也有.</text:span></text:p>
      <text:p text:style-name="P2"><text:span text:style-name="T1">比方說, 許信良在大約 1985 年左右,在美國成立台灣民主黨,打算遷黨回台(我和鄭南榕及另外一位我忘記名字的朋友是台灣唯三的黨員),藉以強迫島內同志創黨,不要嘴巴一直喊卻不行動. 許信良返台前在美國舉行一個也許是半公開的餞別酒會吧,整個過程的錄音帶我也有.</text:span></text:p>
      <text:p text:style-name="P2"><text:span text:style-name="T1">這些不曾公開的資料,都是當時一些同志幫我想辦法弄到的,在當年或許沒什麼價值,送給人也不會有什麼人想要,但現在幾十年過去了,這些東西卻顯得重要.</text:span></text:p>
      <text:p text:style-name="P2"><text:span text:style-name="T1">那時候沒有 EMAIL,全是寄信貼郵票,我的各種信件多到必須用半個人高的麻布袋來裝,至少能裝上三四袋以上,信件數量大概不會輸給達爾文--後人幫他出了二十幾巨冊的書信集.</text:span></text:p>
      <text:p text:style-name="P2"><text:span text:style-name="T1">比方說,我還記得林義雄血案後去美國留學,家裏不裝電話,幾乎完全不跟任何人連絡,但不像政治人物的戴振耀去美國,林義雄卻開車帶他去玩. 阿耀把他們當時拍的照片送了一份給我.</text:span></text:p>
      <text:p text:style-name="P2"><text:span text:style-name="T1">朱高正第一次跳上立法院的桌子和老賊打架,整個過程的錄音帶我也有.</text:span></text:p>
      <text:p text:style-name="P2"><text:span text:style-name="T1">另外,因為我參與在這許多活動之中,所以我還有著很多獨一無二的歷史影片或相片或信件或文物等等,比方說我去過綠島,看過王幸男的牢房和獄中畫作,也看過被五花大綁在病床上絕食強迫灌食的施明德,比方說我在1982年左右,像個偵探一樣,秘密來到政治犯陳明忠的家,訪問過他太太.</text:span></text:p>
      <text:p text:style-name="P2"><text:span text:style-name="T1">比方說,許成章是我高醫一位教生理學的老師許勤女士的爸爸,許成章在還沒有多少人認識他之前,我就去拜訪過他,他事後還錄下四捲他用台語親口吟詩的錄音帶,寄來給我,希望我想辦法在各種場合幫他發表或流傳.</text:span></text:p>
      <text:p text:style-name="P2"><text:span text:style-name="T1">這些東西在當時是不會有幾個人想要的,即便是黨外,腦子想的也全只是選舉或政治,但當幾十年過去,似乎就有了一點價值.</text:span></text:p>
      <text:p text:style-name="P2"><text:span text:style-name="T1">我還有一些林義雄在美麗島事件前競選省議員的傳單,記得有一張是大頭照,兩旁還寫著: "當一個堂堂正正的中國人!"</text:span></text:p>
      <text:p text:style-name="P2"><text:span text:style-name="T1">我還有很多現在表面上很猛很衝的一些所謂堅定的台獨人士的信件或文章資料或剪報等等,他們當年可是一點也不堅定,不但不堅定,甚至還強烈反對扯上台獨,他們甚至還公開說 "國民黨說我們是台獨是一種侮辱".</text:span></text:p>
      <text:p text:style-name="P2"><text:span text:style-name="T1">很多人公開說過這類言論,例如謝長廷,例如強調選舉三不碰政策的阿扁--不碰軍方,不碰蔣家,不碰台獨.</text:span></text:p>
      <text:p text:style-name="P2"><text:span text:style-name="T1">各種影音或書面資料或文物,我都鉅細靡遺保存了下來,可悲的是,我生長在一個很奇怪的家庭,家裏沒有椅子沒有桌子沒有客廳沒有書房,而且極度敵視書本或音樂電影等等這些 "沒有用的東西",更不用說信件或帶有政治性的錄音帶,更是必毀之而後快.</text:span></text:p>
      <text:p text:style-name="P2"><text:span text:style-name="T1">我只要一段時間沒回家,我的小床上甚至還會有雞的屍體化成一堆白骨連同皮毛黏在我的棉被上. 老鼠更是以數百隻計,完全不怕人,到處奔跑開運動會. 我最怕的蟑螂多到如夏天草地裏的蚊群,漫天飛舞,若不仔細看,還以為是夜裏的蝴蝶,相當浪漫.</text:span></text:p>
      <text:p text:style-name="P2"><text:span text:style-name="T1">在這種環境下,我所收藏的東西,幾乎95% 全毀,還沒完全毀壞的現在仍留在已經二十幾年沒有進去充滿屍臭的我的房間.</text:span></text:p>
      <text:p text:style-name="P2"><text:span text:style-name="T1">我常想花錢找一個具有高科技能力的清潔單位來,看他們有沒有可能安全進入這個兩坪大的小房間,幫我把裏頭僅剩的一點東西給救出來.</text:span></text:p>
      <text:p text:style-name="P2"><text:span text:style-name="T1">十幾年前我曾企圖穿雨衣進去搶救,但沒有成功,結果竟罹患由老鼠當媒介的不明可怕疾病,凡被污染處便腫出一顆顆比雞蛋還大的爛瘡來,疼痛難當,一顆一顆冒出來,每顆病程約數周,整整折磨了一兩年才痊癒.</text:span></text:p>
      <text:p text:style-name="P2"><text:span text:style-name="T1">最近看到網拍網站上賣的一些東西,比方說梅豔芳三十年前的唱片或錄音帶,竟然賣到兩萬塊,但這些東西其實我都有,只是沒有能力保存,長年下來,被家人刻意丟棄或髒亂環境以致毀損者,不計其數,有時想起來感覺非常痛苦.</text:span></text:p>
      <text:p text:style-name="P2"><text:span text:style-name="T1">打從阿扁當上總統後,家人與阿扁的合照就被做成巨幅相框匾額給掛在門口示眾,但他們不知道,如果老鼠還沒咬碎,如果雨水還沒浸爛,那麼,我的房間裏還保存著扁珍與我二三十年前的許多本街頭照片.</text:span></text:p>
      <text:p text:style-name="P2"><text:span text:style-name="T1">更痛苦的是,我雖寫東西寫了三十年,但從未出書,過去我都會保留原稿或報章雜誌的登出版本,但這些東西就和上面說的那些東西混在一起,幾乎全毀.</text:span></text:p>
      <text:p text:style-name="P2"><text:span text:style-name="T1">至於有了電腦之後這十年所寫的東西,其實我有公開貼出來或有登在報章雜誌上的,大約頂多頂多只佔十分之一. 這些東西也一樣隨著一次又一次的駭客攻擊或電腦中毒而幾乎全部毀損,這上千篇文章至今我還安全保存著的大約只有一兩百篇.</text:span></text:p>
      <text:p text:style-name="P2"><text:span text:style-name="T1">我本來還不太當一回事,因為這些東西既然曾經離開我的電腦而公開在網路上或報章上,總還有個日後能追查的線索. 重要的是,我本以為我那些不曾給任何人看過的文章(學姐也沒看過),才是重點,只要我還保存著這些東西,那我至少還有90% 的東西保留了下來. 一共大約有五千至七千個檔,平均一天大約寫兩個檔案,全是一些筆記,有的短短幾十字,有的幾萬字,有的是英文,有的是中文,七成是通俗文字,三成是學術心得或想法.</text:span></text:p>
      <text:p text:style-name="P2"><text:span text:style-name="T1">最近離開臨床,重回研究工作,於是開始整理荒廢兩三年的東西,很不幸地發現,這幾千個檔案幾乎八成全變成壞檔或亂碼! 送去給國外電腦文件檔專家搶救也救不回,足足消沉了好幾周,那種痛苦真不好受.</text:span></text:p>
      <text:p text:style-name="P2"><text:span text:style-name="T1">雖然不是什麼了不起的學術作品或通俗文章,但一個人每天泡在書堆裏泡了十年,一早泡到晚,累積了恐怕上千萬字的東西,卻從未發表過任何論文或書籍,如今卻整個一切一筆勾銷! 實在不知道要怎麼形容那樣的痛苦,有時我都真希望這只是一場噩夢,醒來就沒事.</text:span></text:p>
      <text:p text:style-name="P2"><text:span text:style-name="T1">有了這個痛苦教訓之後,我幾周前就跑去買了一個具有1000g容量的外接硬碟,決定要開始認真學習備份,而不是拼命寫卻不備份,每次電腦一出事或僅存的光碟遺失或不小心毀損就整個屍骨無存.</text:span></text:p>
      <text:p text:style-name="P2"><text:span text:style-name="T1">我雖至今貧困,沒什麼存款,但人多少總得保存一些有形的東西像一種財產那樣,當這些東西也不斷失去時,那種感覺就好像過去數十年的 "生活證據" 全部被湮滅一樣,沒有人知道我曾經如何努力地過每一個日子.</text:span><text:span text:style-name="T3"><text:line-break/></text:span></text:p>
      <text:p text:style-name="P1"><text:a xlink:type="simple" xlink:href="http://palinfo.habago.org/mt-comments.cgi?__mode=red&amp;id=17439"><text:span text:style-name="T2">柳春春阿忠</text:span></text:a><text:span text:style-name="T1"> | 2009.03.30 00:49 | </text:span><text:span text:style-name="T2">#</text:span></text:p>
      <text:p text:style-name="P3"><text:span text:style-name="T1">咦！！！難怪，我想說，我有回信哩，怎麼還會看到你在留言板的問題。</text:span><text:span text:style-name="T3"><text:line-break/></text:span><text:span text:style-name="T1">原來信沒有順利寄出......。</text:span></text:p>
      <text:p text:style-name="P3"><text:span text:style-name="T1">線上影音可以下載，</text:span><text:span text:style-name="T3"><text:line-break/></text:span><text:span text:style-name="T1">不過要稍稍改變一下習慣，改用Firefox瀏覽器，這個比IE安全，使用方式也幾乎跟IE一樣。</text:span><text:span text:style-name="T3"><text:line-break/></text:span><text:span text:style-name="T1">而且已經有人寫好外掛，只要有DownloadHelper，當你進入有線上影像的網站，如果是在DownloadHelper支援網站清單裡，圖示就會轉啊轉的，點了圖示就可以選擇下載成flv檔或mp4檔(解析度較高)。</text:span></text:p>
      <text:p text:style-name="P3"><text:span text:style-name="T1">Firefox</text:span><text:span text:style-name="T3"><text:line-break/></text:span><text:span text:style-name="T1">http://download.mozilla.org/?product=firefox-3.0.8&amp;lang=zh-TW&amp;os=win</text:span></text:p>
      <text:p text:style-name="P3"><text:span text:style-name="T1">DownloadHelper外掛及其他社群嚴選外掛</text:span><text:span text:style-name="T3"><text:line-break/></text:span><text:span text:style-name="T1">http://www.moztw.org/firefox/extension_top_15/</text:span></text:p>
      <text:p text:style-name="P3"><text:span text:style-name="T1">DownloadHelper使用教學(把空白去掉連起來)</text:span><text:span text:style-name="T3"><text:line-break/></text:span><text:span text:style-name="T1">http://firefox2007.b l o g s p o t.com/2007/08/downloadhelper.html</text:span></text:p>
      <text:p text:style-name="P4"><text:span text:style-name="T1"><text:line-break/></text:span></text:p>
      <text:p text:style-name="P1"><text:span text:style-name="T1">陳真 | 2009.03.28 17:23 | </text:span><text:span text:style-name="T2">#</text:span></text:p>
      <text:p text:style-name="P2"><text:span text:style-name="T1">十幾年來的苦思,終於得到解答,看來,我的電腦功力又向前跨進一大步,謝謝 NAGA, 我還以為多難而從來不敢嚐試下載影片說.</text:span></text:p>
      <text:p text:style-name="P1"><text:span text:style-name="T1">Naga | 2009.03.28 16:21 | </text:span><text:span text:style-name="T2">#</text:span></text:p>
      <text:p text:style-name="P3"><text:span text:style-name="T1">陳真：</text:span></text:p>
      <text:p text:style-name="P3"><text:span text:style-name="T1">只要在你想儲存的影片連結上按滑鼠右鍵（你可能按的是左鍵），就會出現「另存目標」這個選項，選取之後，你就可以把該影像檔放在你所指定的資料夾中了。我試過，可以下載，但每個檔案都蠻大的就是了。</text:span></text:p>
      <text:p text:style-name="P1"><text:span text:style-name="T1">选择 | 2009.03.28 15:53 | </text:span><text:span text:style-name="T2">#</text:span></text:p>
      <text:p text:style-name="P2"><text:span text:style-name="T1">北京地区举办的活动与链接网站.</text:span></text:p>
      <text:p text:style-name="P2"><text:span text:style-name="T3"><text:line-break/></text:span><text:span text:style-name="T1">“镜头中的巴勒斯坦”主题电影月</text:span></text:p>
      <text:p text:style-name="P2"><text:span text:style-name="T1">http://www.wyzxsx.com/Article/Class1/200902/71142.html</text:span></text:p>
      <text:p text:style-name="P2"><text:span text:style-name="T3"><text:line-break/></text:span><text:span text:style-name="T1">电影沙龙：《加沙与死亡》现场讨论</text:span></text:p>
      <text:p text:style-name="P2"><text:span text:style-name="T3"><text:line-break/></text:span><text:span text:style-name="T1">http://www.wyzxsx.com/Article/Class16/200903/74898.html</text:span></text:p>
      <text:p text:style-name="P1"><text:span text:style-name="T1">陳真 | 2009.03.28 14:58 | </text:span><text:span text:style-name="T2">#</text:span></text:p>
      <text:p text:style-name="P3"><text:span text:style-name="T1">請教各位電腦高手一個問題,我一直都還是不明白所謂線上觀看和下載的不同,比方說這裏:</text:span></text:p>
      <text:p text:style-name="P3"><text:span text:style-name="T1">http://www.rainews24.rai.it/ran24/inchiesta/en/video.asp</text:span></text:p>
      <text:p text:style-name="P3"><text:span text:style-name="T1">它有Streaming video,也有download video,我要的是把影片儲存起來,以免網上資料隔一陣子往往就移除,可是,當我選擇download 選項時,它的確開始下載,但下載到哪去? 為什麼都沒有讓我選擇而直接下載到一個叫做 "暫時資料夾" 的地方,但我用搜尋功能卻又遍尋不著我的電腦有此一資料夾,包括一些 Temp 或 Temporary Internet Files 也沒有,裏面並沒有我所下載的東西.</text:span></text:p>
      <text:p text:style-name="P3"><text:span text:style-name="T1">這問題我一直搞不明白,不知道有沒有電腦高手能開示一番,我相信類似電腦白癡應該不只我一個. 像Fallujah: The hidden massacre 這影片我想保存,但一直都不知道該怎麼下載到電腦裏.</text:span></text:p>
      <text:p text:style-name="P1"><text:span text:style-name="T1">陳真 | 2009.03.28 13:04 | </text:span><text:span text:style-name="T2">#</text:span></text:p>
      <text:p text:style-name="P2"><text:span text:style-name="T1">這是一些影片或文字,義大利RAI拍的那個紀錄片,片頭有一些越南燒夷彈的影像,受害者至今仍集體在跟一些當年與美軍合作的生物化學公司打官司.</text:span></text:p>
      <text:p text:style-name="P2"><text:span text:style-name="T1">美軍 2004年用白磷彈打Fallujah</text:span></text:p>
      <text:p text:style-name="P2"><text:span text:style-name="T1">義大利國營電視台 RAI: http://www.rainews24.rai.it/ran24/inchiesta/en/body.asp</text:span></text:p>
      <text:p text:style-name="P2"><text:span text:style-name="T1">美國電視台 Democracy Now:</text:span></text:p>
      <text:p text:style-name="P2"><text:span text:style-name="T1">http://www.democracynow.org/2005/11/8/u_s_broadcast_exclusive_fallujah_the</text:span></text:p>
      <text:p text:style-name="P2"><text:span text:style-name="T1">-------------------------</text:span></text:p>
      <text:p text:style-name="P2"><text:span text:style-name="T1">以色列2009年用白磷彈打 Gaza</text:span></text:p>
      <text:p text:style-name="P2"><text:span text:style-name="T1">HRW: 人權觀察組織: http://www.hrw.org/en/home</text:span></text:p>
      <text:p text:style-name="P2"><text:span text:style-name="T1">Democracy Now: http://www.democracynow.org/2009/1/14/white_phosphorous_and_dense_inert_metal</text:span></text:p>
      <text:p text:style-name="P5"/>
      <text:p text:style-name="P1"><text:span text:style-name="T1">陳真 | 2009.03.28 09:47 | </text:span><text:span text:style-name="T2">#</text:span></text:p>
      <text:p text:style-name="P3"><text:span text:style-name="T1">對啊,以軍攻擊巴勒斯坦人不但使用國際數十年前早已禁用的白磷彈,而且拿它攻擊小學,說什麼有敵人藏在裏面.</text:span></text:p>
      <text:p text:style-name="P3"><text:span text:style-name="T1">這種彈比美軍在越南使用的那類燒夷彈還可怕,美軍在侵略伊拉克的 Fallujah 時其實也用過. 這些混蛋敢做不敢當,全然否認,但物證人證不勝枚舉,完全是睜眼說瞎話.</text:span></text:p>
      <text:p text:style-name="P3"><text:span text:style-name="T1">美軍在使用之前甚至還會通告士兵,叫大家自己要小心,因為這類白磷彈 (簡稱 WP) 當它爆炸,方圓數百公尺內磷粉猶如雨水灑落,若在室外,連躲都躲不掉.</text:span></text:p>
      <text:p text:style-name="P3"><text:span text:style-name="T1">磷易燃,皮膚一沾上便燃燒到見骨為止,很難立即用水清洗,而且燃燒過程中會產生腐蝕性強酸. 目擊者指出,被燒死的人有些甚至衣物大致完好,但衣服內卻燒焦見骨.</text:span></text:p>
      <text:p text:style-name="P3"><text:span text:style-name="T1">美軍或以軍使用它的原因不外是因為它有效,大規模殺傷,你能躲炮彈,但你能不能躲得過如雨水般密集灑落的粉末? 方圓幾百公尺內,不但老人小孩不放過,連雞鴨牛羊也難逃慘烈燒死之下場.</text:span></text:p>
      <text:p text:style-name="P3"><text:span text:style-name="T1">第二個原因是它死狀甚慘而且詭異,能讓對方人民或士兵產生極度恐懼,具有心理戰的效果.</text:span></text:p>
      <text:p text:style-name="P3"><text:span text:style-name="T1">實在很不願意談這些事,我多年來研讀過不少這類喪盡天良的武器資料與災後證詞或相關圖片影片等等,例如貧鈾彈之遺禍對方子孫億萬年. 不用說看資料,光是想到就覺得痛苦不堪,不知道該怎麼看待人類這種生物,若不是我還相信著頭上三尺神明,我真的會因此對人性失去信心.</text:span></text:p>
      <text:p text:style-name="P1"><text:span text:style-name="T1">世主 | 2009.03.27 15:05 | </text:span><text:span text:style-name="T2">#</text:span></text:p>
      <text:p text:style-name="P2"><text:span text:style-name="T1">多麼可恨的作為！這些人啊夜深人靜時如何能沉睡？</text:span></text:p>
      <text:p text:style-name="P1"><text:span text:style-name="T1">陳真 | 2009.03.27 13:05 | </text:span><text:span text:style-name="T2">#</text:span></text:p>
      <text:p text:style-name="P3"><text:span text:style-name="T1">以色列一直否認違反人道罪行使用白磷彈,HRW 出示了一些證據和證詞如下:</text:span></text:p>
      <text:p text:style-name="P3"><text:span text:style-name="T1">http://www.hrw.org/en/home</text:span></text:p>
      <text:p text:style-name="P1"><text:span text:style-name="T1">陳真 | 2009.03.22 12:38 | </text:span><text:span text:style-name="T2">#</text:span></text:p>
      <text:p text:style-name="P2"><text:span text:style-name="T1">下次站樁是 4. 18 下午三點到五點,地點是老地方,即師大路與和平東路路口. 看來這回我打睹又會輸了.</text:span></text:p>
      <text:p text:style-name="P2"><text:span text:style-name="T1">以後到 AIT 拜訪的時間暫定是 3, 6, 9, 12 這四個月份.</text:span></text:p>
      <text:p text:style-name="P2"><text:span text:style-name="T1">台灣的警察真不是蓋的,相當親民愛民,我們本來找不到AIT,還好看到大批警察在信義路正前方接受長官作戰精神訓話,訓完話隊伍開步走,我們也就跟著走,果然就找到了AIT!</text:span></text:p>
      <text:p text:style-name="P2"><text:span text:style-name="T1">警方怕我們小貓兩三隻不好看,於是動員大批鎮暴警力,搶先一步把AIT 給團團圍住,嚇得裏面的洋鬼子都不敢出來了.</text:span></text:p>
      <text:p text:style-name="P2"><text:span text:style-name="T1">不但幫忙包圍,而且還充當忠實觀眾,鼓舞咱們士氣; AIT 那地方捷運正在施工,來往行人稀少,要不是有這麼多警察杯杯來幫忙壯聲勢,我都不知道牌子要舉給誰看了.</text:span></text:p>
      <text:p text:style-name="P2"><text:span text:style-name="T1">帶頭的兩個警察頭頭,一個扮黑臉,一個扮白臉,扮白臉的一見面就像老朋友似的衝過來握手寒喧,還說董事長本人比照片帥,企圖瓦解我的心防.</text:span></text:p>
      <text:p text:style-name="P2"><text:span text:style-name="T1">扮黑臉的則裝模作樣說什麼 "我今天就給你們三十分鐘的時間,三十分鐘後就解散,否則把你移送法辦你就麻煩,三不五時就得跑法院."</text:span></text:p>
      <text:p text:style-name="P2"><text:span text:style-name="T1">我說: 你們要怎麼做,我都沒意見,但我們三點到五點的活動不會改變.</text:span></text:p>
      <text:p text:style-name="P2"><text:span text:style-name="T1">黑臉本想繼續耍狠,但白臉看他不識相,萬一激怒董事長後果會很嚴重,於是一把就把那個黑臉拉走說讓他來處理就好.</text:span></text:p>
      <text:p text:style-name="P2"><text:span text:style-name="T1">靜站約莫三十分鐘後,大概是怕我們會站到打瞌睡,這回開始換警察杯杯舉牌給我們看了,務必起到互相觀摩的作用.</text:span></text:p>
      <text:p text:style-name="P2"><text:span text:style-name="T1">他們邊舉牌邊還親切地呼喚著我的名字說什麼我們的行為已違法, "命令" 我們 "馬上"解散.</text:span></text:p>
      <text:p text:style-name="P2"><text:span text:style-name="T1">為了表示警方忠於職守,所以舉牌喊話的時候都趕緊請出警方攝影小組開機錄影存證.</text:span></text:p>
      <text:p text:style-name="P2"><text:span text:style-name="T1">很好笑的是,表演完對集遊法的現行犯之舉牌秀之後,帶頭喊話的那個人又趕緊跑來說歹勢歹勢不好意思,並且說一個小時後我們會再舉第二次牌 "命令" 你們解散,邊說邊還噓寒問暖歌功頌德,讚揚董事長維護世界和平的決心和毅力.</text:span></text:p>
      <text:p text:style-name="P2"><text:span text:style-name="T1">算得真準,可能是有調鬧鐘,果然一個小時後,警方又再度舉牌喊我的名字, "命令" 我們馬上解散,而且這回還多喊了勞動黨祕書長唐曙的名字,連他也要嚴辦!當然,這時候警方的攝影小組又來錄影了,錄影存證,證明警方面對現行犯的勇猛與盡責.</text:span></text:p>
      <text:p text:style-name="P2"><text:span text:style-name="T1">這樣的 "命令解散" 法,讓我想起小王子裏有個不可一世的國王,萬事萬物都得經過他的 "命令" 才行,比方說他每天命令太陽從東邊升起,命令蝴蝶在花叢中飛舞,當小王子對國王的本事覺得很無聊想要走人時,國王說不行,但小王子一定要走,於是國王馬上就改口說 "好,那我命令你離開".</text:span></text:p>
      <text:p text:style-name="P2"><text:span text:style-name="T1">警方表演完第二次舉牌秀之後又跑來點頭哈腰說,陳醫師拜託一下,五點要準時結束喔.</text:span></text:p>
      <text:p text:style-name="P2"><text:span text:style-name="T1">真是很奇怪的 "命令解散" 法,公開拿著麥克風高聲點名喊 "命令" 解散,否則...咳咳,否則...否則就算了. 私下則是點頭哈腰套交情,咱們警方面對違法亂紀之歹徒的能屈能伸指數實在相當高.</text:span></text:p>
      <text:p text:style-name="P2"><text:span text:style-name="T1">五點一到,馬上又過來噓寒問暖. 解散前,我準備給大家拍張照,警察杯杯馬上還幫忙清場,不准行人通過,服務相當周到.</text:span></text:p>
      <text:p text:style-name="P2"><text:span text:style-name="T1">這大概就是那一天的狀況.</text:span></text:p>
      <text:p text:style-name="P2"><text:span text:style-name="T1">另外還有個怪事,依我的直覺,恐怕來者不善.</text:span></text:p>
      <text:p text:style-name="P2"><text:span text:style-name="T1">那天在我們抵達現場時,竟然已經來了幾個 "愛台灣" 的人在那邊等著,究竟在等些什麼呢? 顯然是在等我們,但他們卻自始至終不跟我們講話; 幾個男女鬼鬼祟祟的,手裏拿著 "一邊一國" 之類的標語,頭上戴著寫著 "挺扁聯盟" 的帽子,一直在那邊徘徊.</text:span></text:p>
      <text:p text:style-name="P2"><text:span text:style-name="T1">他們顯然不是要加入我們,應該也不是要藉機造勢,因為現場幾乎沒有路人,根本無勢可造,但很奇怪的是,他們在我們附近有意無意地走動,好像在尋找什麼機會似的,果不其然就莫名其妙迅速蹲到我們靜站隊伍的中央正前方,戴著挺扁聯盟的帽子,高舉著台獨的牌子,然後從旁冒出一位婦女迅即為他拍照存證.</text:span></text:p>
      <text:p text:style-name="P2"><text:span text:style-name="T1">問題是,製造這樣一些合照用意何在?</text:span></text:p>
      <text:p text:style-name="P2"><text:span text:style-name="T1">後來我們請他們離開,但事實上他們在現場來回走動,背後跟著個女的負責拍照,跟我們恐怕不只拍了那幾張合照,實在不知用意何在,難道是要對外界說我們巴勒網挺扁? 還是說阿扁也反美反戰?</text:span></text:p>
      <text:p text:style-name="P2"><text:span text:style-name="T1">不解其用意,反正陰陽怪氣的,不是什麼光明正大的幹法.</text:span></text:p>
      <text:p text:style-name="P2"><text:span text:style-name="T1">學姐交待這次活動的照片要貼上,但我因為被那些警察干擾得很煩,本想多角度取鏡,後來也就沒心情拍了,所以大約只拍了一兩張同一個角度的. 有時間我會貼上(我已經忘記怎麼貼照片了).</text:span></text:p>
      <text:p text:style-name="P4"><text:span text:style-name="T1"/></text:p>
      <text:p text:style-name="P1"><text:span text:style-name="T1">李秉叡 | 2009.03.22 09:14 | </text:span><text:span text:style-name="T2">#</text:span></text:p>
      <text:p text:style-name="P3"><text:span text:style-name="T1">我想，當時我說我媽媽不讓我來這確實是個藉口吧﹝當然他當時是反對的﹞！因為我在大學裡也做了很多他不知道的事﹝比如用網路買書。﹞。</text:span><text:span text:style-name="T3"><text:line-break/></text:span><text:span text:style-name="T1">如果時間許可的話，下次我想我是可以來找你們。或者您說你們在也可以來找我，這是真的嘛？如果你們﹝和我﹞的時間充足的話，我想是可以的。</text:span><text:span text:style-name="T3"><text:line-break/></text:span><text:span text:style-name="T1">最後我想我要說清楚的是，我不是什麼天才兒童，我只不過是看了很多關於以巴衝突的書而已。</text:span></text:p>
      <text:p text:style-name="P1"><text:span text:style-name="T1">陳真 | 2009.03.21 22:04 | </text:span><text:span text:style-name="T2">#</text:span></text:p>
      <text:p text:style-name="P2"><text:span text:style-name="T1">對啊,又不是在出考題.他可能是沒事想幫我找事做.</text:span></text:p>
      <text:p text:style-name="P2"><text:span text:style-name="T1">李同學,你害我們打睹都輸給了學姐,學姐說你不可能是國中生(幾年後現在剛升大一),她說國中生怎麼會整天關注以巴問題.但我說或許你是以巴問題方面的天才兒童,於是大家打睹說你會不會真的如約出現在我們的活動中,結果大家都輸了,只有學姐是正確的.</text:span></text:p>
      <text:p text:style-name="P2"><text:span text:style-name="T1">你說你沒辦法來的原因是你媽不允許你參與 "這類" 活動,但是你都滿十八歲了不是嗎?加上又一個人在台北唸書,難道生活中每個動作都要先經過家長批准? 她會批准你長期在我們這種不良網站上出沒或留言嗎?</text:span></text:p>
      <text:p text:style-name="P2"><text:span text:style-name="T1">下回你可以現身啊,但不一定要加入我們的活動,你可以活動快結束時再來,這麼多年了,從國中留言到大一,總該彼此見面認識一下吧?!或者我們去拜訪你也可以,貴校文化大學也有我們的朋友在那邊任教啊. 只是見個面,令堂應該不會不允許吧,見個面不需要跟她申請吧?</text:span></text:p>
      <text:p text:style-name="P1"><text:a xlink:type="simple" xlink:href="http://palinfo.habago.org/mt-comments.cgi?__mode=red&amp;id=17344"><text:span text:style-name="T2">柳春春阿忠</text:span></text:a><text:span text:style-name="T1"> | 2009.03.21 14:56 | </text:span><text:span text:style-name="T2">#</text:span></text:p>
      <text:p text:style-name="P3"><text:span text:style-name="T1">這3個問題不需要陳真來幫你解答吧？</text:span><text:span text:style-name="T3"><text:line-break/></text:span><text:span text:style-name="T1">用"聯合國種族問題會議"關鍵字在GOOGLE搜尋頁面，</text:span><text:span text:style-name="T3"><text:line-break/></text:span><text:span text:style-name="T1">第1頁的相關新聞應該就可以自己找到此會議引發的癥結點......。</text:span></text:p>
      <text:p text:style-name="P3"><text:span text:style-name="T1">很容易的，不是嗎？</text:span></text:p>
      <text:p text:style-name="P1"><text:span text:style-name="T1">李秉叡 | 2009.03.21 11:45 | </text:span><text:span text:style-name="T2">#</text:span></text:p>
      <text:p text:style-name="P2"><text:span text:style-name="T1">最近在新聞上看到歐盟企圖要抵制將在南非德班舉行的聯合國種族問題會議，說是這個會議的宣言草案帶有反猶太的色彩，因此想問陳真先生幾個問題：</text:span></text:p>
      <text:p text:style-name="P2"><text:span text:style-name="T3"><text:line-break/></text:span><text:span text:style-name="T1">第一，這個聯合國種族問題會議主要是在討論什麼？</text:span></text:p>
      <text:p text:style-name="P2"><text:span text:style-name="T1">第二，這個會議做出了什麼宣言草案，使得以色列、美國、加拿大都已經表示不去參加這個會議？</text:span></text:p>
      <text:p text:style-name="P2"><text:span text:style-name="T1">第三，您覺得以色列和西方國家抵制這個會議有沒有道理？</text:span><text:span text:style-name="T3"><text:line-break/></text:span><text:span text:style-name="T1">以上這些問題，希望您能為我解惑</text:span></text:p>
      <text:p text:style-name="P1"><text:span text:style-name="T1">陳真 | 2009.03.18 23:11 | </text:span><text:span text:style-name="T2">#</text:span></text:p>
      <text:p text:style-name="P3"><text:span text:style-name="T1">大會報告,學姐指示,希望大家以後靜站最好穿黑色或深色衣服,她說這樣 "感覺" 比較好--靈感來自她過去在劍橋的女子反戰社運組織叫做 Woman in Black.</text:span></text:p>
      <text:p text:style-name="P3"><text:span text:style-name="T1">不過我覺得這點難以強求,因為有些人是從公司趕來或是一時也沒記住要穿深色等等很多狀況,而且夏天也很少有黑衣服,這裏畢竟不是像英國那樣每天都粉冷,因此很難一致,所以只能說大家 "盡量" 穿黑色或深色,不穿黑也沒關係.</text:span></text:p>
      <text:p text:style-name="P1"><text:span text:style-name="T1">陳真 | 2009.03.18 02:48 | </text:span><text:span text:style-name="T2">#</text:span></text:p>
      <text:p text:style-name="P2"><text:span text:style-name="T1">大會報告,各位同學請注意,董事長因連續數日熬夜唸書頭腦混沌,之前那封信(致美國在台協會)裏頭時間有誤,往外轉寄時務必更正時間,正確時間是下午三點到五點.</text:span></text:p>
      <text:p text:style-name="P1"><text:span text:style-name="T1">陳真 | 2009.03.13 21:13 | </text:span><text:span text:style-name="T2">#</text:span></text:p>
      <text:p text:style-name="P3"><text:span text:style-name="T1">下回站樁時間已經確定:</text:span></text:p>
      <text:p text:style-name="P3"><text:span text:style-name="T1">3 月 20 日 (下周五) 下午 3 點到 5 點. 地點是AIT (美國在台胡作非為協會),不知道路的請見首頁公告內有路線指示.</text:span></text:p>
      <text:p text:style-name="P1"><text:span text:style-name="T1">陳真 | 2009.03.12 23:01 | </text:span><text:span text:style-name="T2">#</text:span></text:p>
      <text:p text:style-name="P2"><text:span text:style-name="T1">各位同學請注意,昨天公告的站樁時間需做更改,日期仍是 3月20日即下周五沒錯,但是下午幾點仍在喬...稍候.</text:span></text:p>
      <text:p text:style-name="P1"><text:span text:style-name="T1">怡靜 | 2009.03.12 09:31 | </text:span><text:span text:style-name="T2">#</text:span></text:p>
      <text:p text:style-name="P3"><text:span text:style-name="T1">To Xinyi,</text:span></text:p>
      <text:p text:style-name="P3"><text:span text:style-name="T1">抱歉，在刪spam留言時不小心把你回答太乙和更正Closed Zone動畫導演的答覆刪去了。因為沒有留備份，所以麻煩你再貼一次囉！</text:span></text:p>
      <text:p text:style-name="P1"><text:span text:style-name="T1">李秉叡 | 2009.03.12 08:34 | </text:span><text:span text:style-name="T2">#</text:span></text:p>
      <text:p text:style-name="P2"><text:span text:style-name="T1">通訊:約旦外嫁女性的煩惱</text:span><text:span text:style-name="T3"><text:line-break/></text:span><text:span text:style-name="T1">2009年03月10日 07:36:01 　來源：新華網</text:span></text:p>
      <text:p text:style-name="P4"><text:span text:style-name="T1"/></text:p>
      <text:p text:style-name="P2"><text:span text:style-name="T3"><text:line-break/></text:span><text:span text:style-name="T1">新華網安曼３月８日電(新華社記者于曉華　蘇小坡)在三八國際勞動婦女節之際，約旦政府再次聽到有關修改公民法，讓嫁給外國人的約旦女性享有與男性平等公民權的呼聲。</text:span></text:p>
      <text:p text:style-name="P2"><text:span text:style-name="T1">根據約旦法律，約旦女性如果嫁給非約旦人，其子女就不能繼承她的國籍，也就無法享受政府的醫療保健和教育福利。</text:span></text:p>
      <text:p text:style-name="P2"><text:span text:style-name="T1">約旦國家女性委員會秘書長卡德爾說：“這是個一直存在的問題，有的婦女就因為子女沒有約旦公民身份，遭到丈夫拋棄。娶巴勒斯坦人的約旦籍男性和嫁給巴勒斯坦人的約旦籍女性應該得到平等的待遇。”</text:span></text:p>
      <text:p text:style-name="P2"><text:span text:style-name="T1">當約旦扎爾卡地區的女村民扎赫拉替兒子去一個女孩家裏求親時，對方拒絕了，原因只有一個：她的丈夫是巴勒斯坦人，因此她的兒子不是約旦公民。扎赫拉說：“對方問我的第一個問題就是，你的孫輩怎麼才能在約旦上大學？”</text:span></text:p>
      <text:p text:style-name="P2"><text:span text:style-name="T1">據估計，約有８萬名約旦婦女嫁給了外國人，其中６萬人嫁給了巴勒斯坦人。這些婦女每年都得在情報和內政部之間疲于奔命，接受每年一次的安全調查，申領居住證。</text:span></text:p>
      <text:p text:style-name="P2"><text:span text:style-name="T1">讓扎赫拉煩惱的還有女兒的教育問題，她說：“她想學習信息技術，但按照法律規定，她不能上公立大學，而我們又拿不出那麼多錢讓她上私立大學。私立大學的學費是公立大學的兩倍。昨天她還為此哭了一場呢。”</text:span></text:p>
      <text:p text:style-name="P2"><text:span text:style-name="T1">扎赫拉的丈夫每個月薪水在４２０美元到５６０美元之間，勉強能夠維持一家人的生活，去年約旦的通貨膨脹率達到１５．４％。</text:span></text:p>
      <text:p text:style-name="P2"><text:span text:style-name="T1">在安曼東部地區居住的維爾也嫁給了一個巴勒斯坦人，她３２歲的兒子因為先天性心臟病去年做手術，花掉１．８萬美元。為了這筆手術費，她求助于政府部門，要求減免治療費。“但他們拒絕減免治療費，就因為我兒子沒有身份證號”。</text:span></text:p>
      <text:p text:style-name="P2"><text:span text:style-name="T1">最後，她東挪西湊，又賣掉了自己和已婚女兒的金首飾，才付清了這筆手術費。現在她和兩個兒子、兒媳和孫子女們合住在一套只有兩個房間的房子裏。</text:span></text:p>
      <text:p text:style-name="P2"><text:span text:style-name="T1">約旦在１９４８年和１９６７年阿以戰爭後收留了近２００萬名巴勒斯坦難民。出于政治考慮，約旦一直沒有修改公民法。</text:span></text:p>
      <text:p text:style-name="P2"><text:span text:style-name="T1">參議員、曾任內政大臣的薩米爾·哈巴什奈說：“我們不反對女性的權利，但我們認為約旦的情況特殊。這個問題涉及約旦的國家認同，也涉及巴勒斯坦未來國家認同。”</text:span></text:p>
      <text:p text:style-name="P2"><text:span text:style-name="T1">有些約旦人擔心，如果巴勒斯坦難民獲得了約旦國籍，就會削弱他們為回歸巴勒斯坦而進行的鬥爭。約旦堅持執行聯合國第１９４號決議，該決議呼吁允許巴勒斯坦難民回歸家園，但以色列反對巴勒斯坦人回歸，主張讓難民定居在收留國。</text:span></text:p>
      <text:p text:style-name="P2"><text:span text:style-name="T1">==================================================</text:span></text:p>
      <text:p text:style-name="P2"><text:span text:style-name="T1">請問一下：巴勒網支持阿拉伯國家對待巴人難民的政策，即阻止巴人難民入籍他們現居的阿拉伯國家嘛？</text:span><text:span text:style-name="T3"><text:line-break/><text:line-break/></text:span></text:p>
      <text:p text:style-name="P1"><text:span text:style-name="T1">陳真 | 2009.03.07 15:51 | </text:span><text:span text:style-name="T2">#</text:span></text:p>
      <text:p text:style-name="P3"><text:span text:style-name="T1">什麼迦薩的慘況,你沒看到西藏更慘嗎? 西藏人就不是人嗎? 中國的暴政就不是暴政嗎? 不在你們的關心範圍嗎? 笑死人,嘿嘿嘿...大家都要關心西藏喔,人權萬歲!</text:span></text:p>
      <text:p text:style-name="P3"><text:span text:style-name="T1">我們這網站有時會錯誤吸引一些人寫信來表示 "支持",這些人他並不是真的在乎什麼人權,而是在乎統獨藍綠等等這些政治議題,一切政治掛帥,一心打倒共匪和馬奶(不知為何多個奶字?),所以只要一看到什麼獨立建國的字眼就以為我們網站跟他們是同一國.</text:span></text:p>
      <text:p text:style-name="P5"/>
      <text:p text:style-name="P1"><text:span text:style-name="T1">怡靜 | 2009.03.07 13:44 | </text:span><text:span text:style-name="T2">#</text:span></text:p>
      <text:p text:style-name="P2"><text:span text:style-name="T1">Waltz with Bashir導演拍了一支短片告訴你迦薩的慘況。</text:span><text:span text:style-name="T3"><text:line-break/></text:span><text:a xlink:type="simple" xlink:href="http://closedzone.com/"><text:span text:style-name="T2">Closed Zone</text:span></text:a></text:p>
      <text:p text:style-name="P1"><text:span text:style-name="T1">陳真 | 2009.03.07 05:02 | </text:span><text:span text:style-name="T2">#</text:span></text:p>
      <text:p text:style-name="P3"><text:span text:style-name="T1">朗霍華拍 "尼克森" 的水門案件,拍得挺好,但有個北七跑出來罵大街說,你不知道二二八比竊聽更恐怖嗎? 為什麼不拍蔣介石?!看不起我們台灣人是嗎?!</text:span></text:p>
      <text:p text:style-name="P3"><text:span text:style-name="T1">一位女導演楊紫燁,不是楊紫瓊喔,拍中國愛滋孤兒叫 "穎州的孩子",感動許多人,還得了奧斯卡,卻有個混蛋 cry father cry mother 說: 為什麼只關心支那兒童? 為什麼不關心台灣兒童營養午餐付不起? 笑死人了,什麼愛滋寶寶,台灣小孩就不是人嗎?</text:span></text:p>
      <text:p text:style-name="P3"><text:span text:style-name="T1">葛拉斯後天就要來了,董事長不惜重金買了兩張票,有個綠衛兵衝出來ggyy說,為什麼不去聽台灣民謠? 崇洋媚外,吃台灣米喝台灣水,卻聽洋人作的曲?! 欺負我們台灣人沒水準是嗎?!</text:span></text:p>
      <text:p text:style-name="P3"><text:span text:style-name="T1">沈從文描寫一些不識幾個大字的鄉下村姑壯漢,大家看了感動,一個愛台灣的匿名勇士卻發揮選舉精神,在四下無人處用各種可怕的方法教訓各方讀者,讓他們以後不敢再為敵人的偽作家的可笑作品叫好.</text:span></text:p>
      <text:p text:style-name="P3"><text:span text:style-name="T1">最近還有部有毒的法國電影叫The Class,我覺得粉好看,不過,裏面有個叫 "衛" 的華人小朋友,導演竟然說他是全班最優秀,比所有洋人都還優秀,簡直是笑死人,支那人怎麼會優秀? 沒見過優秀的台灣人嗎? 為什麼一定要捧中國的LP? 難道台灣人都是北七?</text:span></text:p>
      <text:p text:style-name="P3"><text:span text:style-name="T1">以上這種愛台灣人士如果只是一個兩個倒也就罷了,可是在台灣,這種人近幾年卻多如蟑螂. 這事的危害,絕對不下於文革.</text:span></text:p>
      <text:p text:style-name="P3"><text:span text:style-name="T1">我覺得這是一種 "病",或許還不到要掛我這一科的地步,但這若非是一種病,怎麼可能會有如此的心靈? 難道這些人除了整天反馬英九及抹黑中國人之外,沒有半點感受外在人事物的基本心靈?</text:span><text:span text:style-name="T3"><text:line-break/></text:span></text:p>
      <text:p text:style-name="P1"><text:span text:style-name="T1">陳真 | 2009.03.07 04:22 | </text:span><text:span text:style-name="T2">#</text:span></text:p>
      <text:p text:style-name="P2"><text:span text:style-name="T1">同學,這問題有點難,老師也不會,看有沒有專家出來答覆.</text:span></text:p>
      <text:p text:style-name="P1"><text:span text:style-name="T1">太乙 | 2009.03.06 16:54 | </text:span><text:span text:style-name="T2">#</text:span></text:p>
      <text:p text:style-name="P3"><text:span text:style-name="T1">請問在以色列復國之前，巴勒斯坦那塊地區上面的國家，叫做巴勒斯坦國嗎？</text:span></text:p>
      <text:p text:style-name="P1"><text:span text:style-name="T1">陳真 | 2009.03.06 14:00 | </text:span><text:span text:style-name="T2">#</text:span></text:p>
      <text:p text:style-name="P2"><text:span text:style-name="T1">這位名字變來變去自稱孫什麼的 "讀者",可說是忠實讀者.平常我們仰慕一種東西,比方說我喜歡聽音樂,一天不聽就難受,但我很難想像為什麼會有這麼一些人,十年來自從民進黨壯大之後,就像我的粉絲那樣,每天 "闡釋" 我的思想,幾乎是同步的,分秒不差,你十分鐘前剛發表,他們十分鐘之後就開始ggyy了,我有時都很懷疑這是不是這就是他們的 "職業"? 否則怎麼會有人能夠同步黏附,而且不是黏著自己喜愛的東西卻是黏著他們所敵視的?</text:span></text:p>
      <text:p text:style-name="P2"><text:span text:style-name="T1">更不可思議的是,我們今天會採用某種方式講話,肯定是因為自己適合那樣的角度,但是這些人就跟電視上那些我只要不小心一轉到就馬上轉台的綠色名嘴一樣,翻來覆去就是講同樣的一些很無聊很低級的抹黑華人醜化中國或鬥臭馬英九的傻話或邪惡話語,邪惡無妨,但至少要有點智商不是嗎?</text:span></text:p>
      <text:p text:style-name="P2"><text:span text:style-name="T1">具有基本理性的想法,你能反駁,但一個北七講的一堆毫無意義的話語,你恐怕也只能啞口無言. 誰能反駁比方說一隻狗的無聊狂吠? 我住的地方轉角有人養了三條狗,照說我狗緣極佳,可牠們偏偏看我不順眼,我每天一出門,牠們就汪汪汪大叫,我也只能忍忍忍,而無法與之議論.</text:span></text:p>
      <text:p text:style-name="P2"><text:span text:style-name="T1">一個人北七沒關係,可當一個人智商很低時,他卻怎麼老是覺得自己很聰明呢? 總擺出一副好像自己真的很懂很行的姿態? 特別是台灣,這種人特別多. 也許羅素說得對,他說這世界最大的問題就是: 北七總是自我感覺良好,凡事都有個標準答案,很敢,而聰明人卻總是自我懷疑而自我設限.</text:span></text:p>
      <text:p text:style-name="P2"><text:span text:style-name="T1">不管是智能或道德,你總得有那樣一種高度,才能採用那樣一種角度或態度不是嗎? 否則實在很奇怪.這一點長久以來總是讓我大惑不解. 當太空梭都已經飛上火星,卻總有一些知道怎麼放沖天炮的人氣勢非凡地嘲笑一個航空學專家這裏不懂那裏不懂.</text:span></text:p>
      <text:p text:style-name="P2"><text:span text:style-name="T1">智能如此,道德也一樣,一個人品性那麼差,心眼那麼壞,為什麼卻如此自我感覺良好? 愛因斯坦說,這基本上仍是智商問題. 記得高中時讀到愛因斯坦這些話,可謂豁然貫通;記得當時學校有些同學,儍得可以,但他們卻對外總是端出一副名校天才的嘴臉.</text:span></text:p>
      <text:p text:style-name="P2"><text:span text:style-name="T1">話說這些反中國愛台灣人士,不但自我感覺良好,而且整天裝模作樣喊人權,可是這所謂 "人權" 得加個引號做特殊解才行,簡單說就是具有針對性,當然就是針對中國,以抹黑中國打倒中國為唯一話題唯一任務及唯一思考角度. 其它幾乎什麼都不會,永遠都是講同樣的東西,唯一基本句型就是: 中國很髒很壞,台灣很好很偉大!</text:span></text:p>
      <text:p text:style-name="P2"><text:span text:style-name="T1">這些人之所謂人權,純純粹粹只是一種手段,一種武器,一種傷人的工具,而不帶絲毫人文價值或個人憐憫在裏頭. 十幾年前,我們核四公投促進會在台中有個讀書會,幾次邀黃文雄及林義雄來參加,在他們也在場的那幾次讀書會中,我就一直在講這話題. 那時我仍支持綠營,卻已明顯感受到所謂人權所謂環保所謂左派意識所謂弱勢者優先所謂平等正義所謂反軍購等等這個那個漂亮社運主題或社會議題,在民進黨眼裏,其實純純粹粹就只是一種藉以取得權力與巨額利益的工具,它裏頭只有價格問題,而沒有絲毫價值.</text:span></text:p>
      <text:p text:style-name="P2"><text:span text:style-name="T1">這些其實都還無所謂,最可怕的當然就是品性的敗壞,民進黨繼承了昔日國民黨文化裏頭最齷齪的一種東西,那就是不擇手段. 比方說,他不是真的要跟你討論什麼政見,他只是想把你這個人抹黑鬥臭,然後贏得選舉,甚至以為彷彿這樣便也贏得了道理似的.</text:span></text:p>
      <text:p text:style-name="P2"><text:span text:style-name="T1">現在的台灣就是這樣,你再怎麼批評國民黨或批評統一都沒問題,但你只要稍微顯現出你並不敵視華人,不敵視任何有關中國或中華的人事物,馬上就會被視為仇敵.</text:span></text:p>
      <text:p text:style-name="P2"><text:span text:style-name="T1">萬一你還批評綠營或批評他們這些邪惡的族群仇恨挑撥或種族主義言論,你更會被視為眼中釘,每天隨侍在側,隨時會在陰暗角落用各種齷齪手段攻擊你傷害你,實在非常病態.</text:span></text:p>
      <text:p text:style-name="P2"><text:span text:style-name="T1">我這輩子做過最大後悔的事就是跟一些混蛋共同創立了這樣一個黨以及這樣一種所謂鄉土意識. 它變了質走了調,從正常細胞變成癌細胞,竄流整個台灣社會. 你只要翻開自由時報或打開三立與民視等等,便知其一二,其言其行,寫來真是滿紙污穢,就像過去的聯合報新生報等等黨報軍報.</text:span></text:p>
      <text:p text:style-name="P2"><text:span text:style-name="T1">最近整理一些文件,意外看到十幾年前剛出國時和一些民視的人包括民視高層等人的通信. 那時民視剛要創立,有位董事經常與我通信,他寫信來道別說我去唸哲學很好,說台灣缺乏人文深度,說台灣缺乏理性深度,說國民黨整天灌輸我們一些忠黨愛國的不良意識等等,信寫得很感性,於今觀之卻十分諷刺,因為這批人的所作所為比之國民黨卻有過之而無不及.</text:span></text:p>
      <text:p text:style-name="P2"><text:span text:style-name="T1">並不是因為他們的人性走了樣,而是因為他們腦袋裏裝了一些未經思索的邪惡思維,他們或許真的不知道自己在幹什麼--我是說一小部份人,至於大部份政客及忠黨愛國文人當然知道自己在做什麼.--&gt;請見 "天才與阿西" 一文.</text:span></text:p>
      <text:p text:style-name="P2"><text:span text:style-name="T1">在台灣,真正的執政黨是那樣一種不良文化,不管誰當道,就一概繼承這樣一種敵我二分不擇手段的陰暗文化. 從國家族群等大社會到學界醫界等小社會都一樣,敵是敵,我是我,只要一有機會,只要四下無人,甚至只要稍微脫口而出,馬上就把這樣一種不良文化發揚光大. 從來都不是學習怎麼在道理上勝出,而是學習怎麼把所謂敵人鬥臭.</text:span></text:p>
      <text:p text:style-name="P2"><text:span text:style-name="T1">記得十幾年前曾見到台灣有愛中國人士把達賴說成政治和尚,我寫文章批評說這太荒唐,馬上就有人說我是在支持反動的西藏農奴制度. 對於這樣一些氣勢高昂的北七,不管藍綠,實在令人無語問蒼天. 或許真該有生物人類學家來對台灣人做個研究,看看是不是智商真的普遍比較低還是真的道德感哪裡出了什麼問題. 在西方,比賽的是講道理,在台灣卻是比抹黑,比賽看誰比較蠢比較陰比較壞.</text:span></text:p>
      <text:p text:style-name="P2"><text:span text:style-name="T1">上個月11號,王丹應學生會之邀來劍橋演講,我很猶豫要不要去參加,但最後還是去了. 本來還有點姿態地想去唱唱反調,去到現場發現一路保持沉默大概就是我最好的發言方式了.我似乎只有學習或觀摩的份,而沒有講話的必要.</text:span></text:p>
      <text:p text:style-name="P2"><text:span text:style-name="T1">那演講場景就宛如三十年前的黨外聚會,我本以為王丹會落單,中國會找一些忠黨愛國人士來修理他,但沒想到整個氣氛幾乎一面倒向王丹.</text:span></text:p>
      <text:p text:style-name="P2"><text:span text:style-name="T1">更讓我驚訝的是,儘管他們的討論內容幾乎就是我們三十年前黨外老話題之翻版,時間上 "落後" 了我們大約三十年,但是眾人講話的那種狠勁認真以及咄咄逼人(我指的是理性上的咄咄逼人),一個人就是一個人,一句話就是一句話,不得不讓我相信這個一點都不窩囊的強悍民族,明天的世界將會是他們的舞台--不管是朝好的方向走或朝壞的方向走,他們都會是主角,而我們大約就只能在一旁ggyy了.</text:span></text:p>
      <text:p text:style-name="P2"><text:span text:style-name="T1">相對於對岸華人之狠勁,台灣人普遍之窩囊陰暗及愚昧自滿,你只能說這是一種文化,而不是一種什麼與生俱來的東西. 一個人每天接觸台灣這種媒體這種無所不在的社會評價方式與看世界的方式,除非你個性很強,否則很難擺脫 "窩囊化" 的影響.</text:span></text:p>
      <text:p text:style-name="P2"><text:span text:style-name="T1">王丹在面對眾人質疑時有些話讓我還挺感動,他說,六四事件既然死了人,那我的功過就是三分功七分過,我承認我犯了錯. 他說這裏頭有一種虛榮,他稱呼為廣場症候群,也就是一見了群眾鼓掌就血壓高,熱情也來了,而失去理性思維. 他說若早知道會死人,他不會發起這活動,至少會見好就收.</text:span></text:p>
      <text:p text:style-name="P2"><text:span text:style-name="T1">另外還提到台灣的解除戒嚴,王丹認為是蔣經國的 "功勞",有人反對,王丹說,這正好講到他的專業了,他正好是研究台灣史的 (最近剛拿到哈佛的歷史學博士),王丹說,歷史許多時候是偶然,就這麼一個人做了這樣一個(解除戒嚴)的決定.</text:span></text:p>
      <text:p text:style-name="P2"><text:span text:style-name="T1">我對此沒有太大定見,但比較傾向於王丹的說法. 做為一個第一批站出來反抗戒嚴令的人,我本來想站起來現身法說講幾句話,但後來還是決定沉默.</text:span></text:p>
      <text:p text:style-name="P2"><text:span text:style-name="T1">若有人說這是什麼要求民主的群眾壓力逼使蔣經國解嚴,我想這是有點說不通的. 當時反對解嚴的不過就是我們這一小撮人(其中包括陳水扁是主角),每次做民意調查,總是超過百分之九十七或九十八甚至九十九的人贊成戒嚴,並視之為 "德政".</text:span></text:p>
      <text:p text:style-name="P2"><text:span text:style-name="T1">當時完全沒有任何民意支持度,就連黨外也大多敢怒不敢言,黨外裏頭反對戒嚴令的只是少數所謂 "激進派",而非主流. 蔣經國若有壓力, 也不會是來自島內民眾,而恐怕是來自國民黨的美國爸爸. 題外話.</text:span></text:p>
      <text:p text:style-name="P2"><text:span text:style-name="T1">最後.有人還質疑王丹過時了,質疑說新一代中國年輕人老早超越他那一代人的眼界. 王丹說或許是這樣沒錯,但新一代年輕人很多已經不管什麼知識份子的使命了,"可是這一點熱情到現在都還在我血液裏頭燒著".</text:span></text:p>
      <text:p text:style-name="P2"><text:span text:style-name="T1">我並不喜歡什麼知識份子的使命,但我能體會他講的那個 "在血液裏頭燒著的東西". 而我們台灣人呢? 別說什麼血液,連臉都沒有,面目模糊的,也不知道是誰,總害怕被人知道,只會陰陰暗暗窩囊囊窩地講些屁話蠢話,暗地裏努力做些傷人的事,挺沒出息的.</text:span></text:p>
      <text:p text:style-name="P2"><text:span text:style-name="T1">這個孫什麼的罵的就是底下這篇:</text:span></text:p>
      <text:p text:style-name="P2"><text:span text:style-name="T1">-------------------</text:span><text:span text:style-name="T3"><text:line-break/></text:span><text:span text:style-name="T1">冷暖人生</text:span></text:p>
      <text:p text:style-name="P2"><text:span text:style-name="T1">陳真</text:span><text:span text:style-name="T3"><text:line-break/></text:span><text:span text:style-name="T1">立報《哈巴狗電台》2009. 03. 02.</text:span></text:p>
      <text:p text:style-name="P2"><text:span text:style-name="T3"><text:line-break/></text:span><text:span text:style-name="T1">兩年前回到台灣為自己辦的第一件事就是：想辦法繼續收看鳳凰衛視。於是請人架設了衛星無線收訊。事實上只是錄，五年來錄了無數DVD，卻幾乎從來不看。任憑學姐百般嘲諷，我就是盡量不看鳳凰。不敢看，怕看了心裏澎湃，脫離了地心引力，會離「正常」軌道更遠。好友送的沈從文大全集，我亦不敢看，怕看了會做夢。「太正常」的人應抵抗點地心引力，而我卻只想回到地面，即便地面寒冷。</text:span></text:p>
      <text:p text:style-name="P2"><text:span text:style-name="T1">有時把持不住看了鳳凰，那樣一種內涵血肉，哪怕只是一個句子或一段對話或一條新聞，總讓人感覺生命彷彿在一種夢境裏頭又活了過來。沈從文說，從他自己身上他才相信，「天下人也有就從做夢一件事上活著下來的」。但在台灣，死了恐怕比活著還好覓食，因此我倒寧願低級些空洞些，行屍走肉般奮發上進，與所謂正常人的距離能近一些，似乎比較適合在這島上存活。</text:span></text:p>
      <text:p text:style-name="P2"><text:span text:style-name="T1">日前不小心又轉到鳳凰，還好只是個地區性頒獎節目，江蘇省鎮江市頒獎給一些由當地民眾票選打動人心的人事物。原本想說這麼無趣的節目應該不會影響前途才對，沒想到…陳靜的故事就是在那節目看到。看著陳靜生前為同學所做的募款影像，急切的神情，抱著個箱子對路人猛鞠躬，心裏有說不出的感動。人心真奇妙，善惡美醜相距如此之大；善良的心如斯美麗，而卑鄙心思卻又如此猥瑣而令人厭惡。</text:span></text:p>
      <text:p text:style-name="P2"><text:span text:style-name="T1">第一次知道鳳凰是在2003年美國侵略伊拉克時，中文資料極少，而我卻在網上無意間看到一篇來自戰場的中文報導，沈從文般的文字，讓我這個幾乎從來不看當代繁體中文文章的人，頓時熱淚盈眶。如果沒記錯，作者就是陳曉楠，鳳凰主播，她主持個節目叫《冷暖人生》。一個人如果死後必須留下遺願，那我的遺願就是希望《冷暖人生》能將它所有節目做成DVD，以最便宜的方式讓世人看到。我知道我這麼說，一般人不會信，但知己好友信不信呢？套句北島對里爾克（R. M. Rilke）的形容：「我認出風暴而激動如大海。」《冷暖人生》亦如是。</text:span></text:p>
      <text:p text:style-name="P2"><text:span text:style-name="T1">不知該掙多少錢才辦得了這件事。我和學姐一生坎坷，飽嘗冷暖，雖辛勤工作，但散盡積蓄身無恆產；雖省吃儉用如清教徒，全部財產至今也不過一百五十萬，卻又同時欠同學三、四百萬留學債務已數年仍未償還。這輩子怕是沒有機會完成錄製發行《冷暖人生》的願望了，哪天若撒手人寰，希望有這麼一些有辦法的人能幫忙完成這件事，給那些漂泊在外不願死去的孤魂找到一條返鄉入夢的道路。</text:span><text:span text:style-name="T3"><text:line-break/></text:span><text:span text:style-name="T1">----------------------</text:span></text:p>
      <text:p text:style-name="P1"><text:span text:style-name="T1">陳真 | 2009.03.06 04:35 | </text:span><text:span text:style-name="T2">#</text:span></text:p>
      <text:p text:style-name="P3"><text:span text:style-name="T1">維根斯坦有個很重要的想法: 那些不可說的,可以被顯現.(what cannot be said can be shown.)</text:span></text:p>
      <text:p text:style-name="P3"><text:span text:style-name="T1">我表達能力算不錯,但總有個困擾就是我總無法精準表達一些我覺得很醜陋很病態心機很深的一種人事物.對於這些人事物,雖難以表達,卻可以被直接顯現.簡單說就是你只能自己去體會那種病態,比方說底下這位名字變來變去不知是男是女的 "老讀者" (她幾乎每天都來)不斷的怪異留言.真不知道是蠢還是壞,還是兩者皆具? 好強啊! 算我被打敗了!</text:span></text:p>
      <text:p text:style-name="P1"><text:span text:style-name="T1">孫麗玉 | 2009.03.05 22:08 | </text:span><text:span text:style-name="T2">#</text:span></text:p>
      <text:p text:style-name="P2"><text:span text:style-name="T1">我只問陳精神科醫師一句話：陳曉楠令人頓時熱淚盈眶的《冷暖人生》, 為什麼沒有西藏雪地上被中國解放軍射殺的西藏女子的故事？那一片皚皚白雪中倒臥在一抺紅血中的女子的畫面, 不令人熱淚盈眶嗎？還是西藏人不是中國人, 不在陳曉楠的關懷之列？也不在陳醫師的關懷之列？「江蘇省鎮江市頒獎給一些由當地民眾票選打動人心的人事物。」由當地民眾票選打動人心的人事物？有沒有變態啊？票選？(打動人心的故事)？饒了我吧！來走了, 唉！</text:span></text:p>
      <text:p text:style-name="P1"><text:span text:style-name="T1">陳真 | 2009.03.05 14:18 | </text:span><text:span text:style-name="T2">#</text:span></text:p>
      <text:p text:style-name="P3"><text:span text:style-name="T1">這是回給一位 "讀者" 的信,老話題,但我還是把它貼上吧.</text:span></text:p>
      <text:p text:style-name="P3"><text:span text:style-name="T1">--------------</text:span><text:span text:style-name="T3"><text:line-break/></text:span><text:span text:style-name="T1">與其說是選擇以靜站的形式抗議, 不如說我們其實也不知道嘴巴上要喊些什麼或做些什麼動作; 我們許多是老鳥, 卻猶如新手;或許這東西是沒有專家可言的.</text:span></text:p>
      <text:p text:style-name="P3"><text:span text:style-name="T1">"這東西" 英文說 vigil, 這字比較中性, 但不知該怎麼翻譯, 中文常說 "抗議", 但我倒沒有抗議的感覺. 或許應該說, 這一切事情的可悲程度, 已經不是抗議二字了得, 許多時候我倒覺得像是一種禱告, 當我站在路邊, 除了愛睏及體力不支希望趕緊能躺下來睡覺的情況之外, 心裏總是空蕩蕩, 一點念頭都沒有, 當我無思無想時, 特別感覺不像是在路邊而像是在一座無形的教堂裏了.</text:span></text:p>
      <text:p text:style-name="P3"><text:span text:style-name="T1">小是小非屬人, 可當是非悲歡大到某種程度時, 那已經不是人的問題, 而是神究竟在想什麼的問題了. 若非神, 地面上不會有這樣的悲劇普遍發生. 神在想什麼是我們所不可能了解的, 但我們雖不了解神, 依然可以祈求祂的憐憫.</text:span></text:p>
      <text:p text:style-name="P3"><text:span text:style-name="T1">我自己對靜站的想法是這樣, 當然, 我們畢竟不是一群鋼鐵般的部隊, 每個人各懷鬼胎, 我是說每個人有著自己對自己的行為的一番理解與體悟, 所以這也只是我自己的感覺而已, 不代表其他任何人.</text:span></text:p>
      <text:p text:style-name="P3"><text:span text:style-name="T1">二三十年來. 我一直都是這樣想的, 雖然有時免不了得使用類似像 "抗議" 這樣的字眼以便與外界溝通, 但這樣的抗議念頭事實上不曾一秒鐘出現在我心裏.</text:span></text:p>
      <text:p text:style-name="P3"><text:span text:style-name="T1">在某個很重要的意義上, 不但不是抗議, 我反倒覺得像是在為自己以及為那些為惡者祈求憐憫與寬恕. 抗議者總該比被抗議者純淨才行, 但事實上呢? 在罪與罰的意義上, 我們有比所謂被抗議對象更清白嗎? 這一切血腥與痛苦, 難道我們兩手乾淨?</text:span></text:p>
      <text:p text:style-name="P3"><text:span text:style-name="T1">"念頭" 這東西像鬼, 我不說, 也沒有人能親眼見得著, 但我是這麼想的. 這或許也是為什麼我總喊不出口號, 靜靜掛在胸前我能忍受, 但要我義憤填膺喊口號, 我喊不出來. 就算我勉強喊出來. 我也沒有那樣一種 "正義感". 我並不是因為正義感而做這些事, 就好像一個教徒不該為了正義感而上教堂一樣, 他更不是要上教堂去詛咒惡人的存在. 世上每一樁善惡, 都有著我們自己的影子, 就像個大家族一樣, 你很難說你是清白, 而你的影子卻是骯髒的.</text:span></text:p>
      <text:p text:style-name="P3"><text:span text:style-name="T1">許多時候, 當我們不得不對外使用抗議二字時, 或不得不接受外界一般約定俗成的那種社運評價方式與眼光時, 我總覺得痛苦不堪. 只是當痛苦久了, 它就變成一種像影子那樣的東西, 所謂如影隨形, 孤獨的影子追隨著一個孤獨的形體, 於是也就習慣它的存在了.</text:span></text:p>
      <text:p text:style-name="P3"><text:span text:style-name="T1">我口說我心, 與他人無關, 我只是說我自己的感覺. 我知道許多台灣進步人士鄙夷這種心思, 甚至說它可笑且有害. 但至少我能確定的是, 我們這群人今天來到這裡, 純粹是為了自己, 我是說為了自己的感受, 而不是為了取悅別人或為了向別人展示自己的正義感或什麼現代公民責任. 奧地利詩人 Rilke 有句話說得很對: "如果不寫詩會死, 你才寫." 我覺得不管做什麼事都一樣, 如果不做會死的話, 那你才做. 否則我寧可把這些時間拿來吃喝玩樂.</text:span></text:p>
      <text:p text:style-name="P3"><text:span text:style-name="T1">我從中部每個月上台北站樁, 一次來回要花上至少兩千多元的成本, 而且百忙中舟車勞頓, 大多時候實在疲憊不堪, 靜站前一晚沒睡根本是常家便飯, 因為實在太忙, 工作或研究方面的事情經常做不完. 但我還是每次都會來, 除非不在國內. 有時路人走過, 特別是一些穿著時髦的年輕男女, 不屑地丟下一句: "吃飽太閒!" 但事實上, 吃飽是有啦, 太閒則非事實.</text:span></text:p>
      <text:p text:style-name="P3"><text:span text:style-name="T1">我上個月在奧地利參觀一個皇宮叫美泉宮, 當年莫札特就是和薩里耶利在這裏當著皇上的面比賽作曲, 結果莫札特輸了. 我繞著皇宮每個房間走, 走過莫札特六歲時被召來宮裏在皇后面前獻藝的那間房, 接著走到另一間, 這房裏曾住了一位公主.</text:span></text:p>
      <text:p text:style-name="P3"><text:span text:style-name="T1">當年因政治局勢不穩, 皇后把這位她所特別疼愛的女兒嫁給一位政客. 皇后在婚禮前一晚的日記裏寫著: "我心愛的女兒啊, 我知道這是一場悲劇, 但我只希望妳忠誠服侍妳的丈夫, 並且照顧好妳自己的靈魂, 那我就滿足了--雖然我知道妳很可能不會幸福."</text:span></text:p>
      <text:p text:style-name="P3"><text:span text:style-name="T1">我聽了這些話挺感動, 聽說這位皇后最後上了斷頭台 (若講錯的話請英國史學家糾正), 但我一直記得她講的那句話: 雖然我知道妳不會幸福, 但妳要照顧好自己的靈魂, 這樣我就放心了.</text:span></text:p>
      <text:p text:style-name="P3"><text:span text:style-name="T1">我們常聽人家說要照顧好健康, 但或許真正重要的不是肉體而是靈魂. 我還記得有位好像是喇嘛吧, 他說他苦修得很辛苦, 有時忍不住想放棄, 但他說, 當他一想到他所要照顧的那個東西是如此重要時, 他就覺得就算花千百年時光來照顧它也值得了.</text:span></text:p>
      <text:p text:style-name="P3"><text:span text:style-name="T1">隨意說說, 無意說教, 僅供參考.</text:span></text:p>
      <text:p text:style-name="P3"><text:span text:style-name="T1">陳真2009. 3. 5.</text:span></text:p>
      <text:p text:style-name="P1"><text:span text:style-name="T1">陳真 | 2009.03.04 16:54 | </text:span><text:span text:style-name="T2">#</text:span></text:p>
      <text:p text:style-name="P2"><text:span text:style-name="T1">(再續前)</text:span></text:p>
      <text:p text:style-name="P2"><text:span text:style-name="T1">今天你要找個劊子手來給人砍頭或開槍,當然也得挑一下人選,總不能挑一個看到血就蔡賽的人,但若因此說這些劊子手的人性邪惡得很不尋常,那是說不通的. 若是進一步說就是因為有這樣一些具有 "不尋常" 人性的人,所以許多人被砍頭被槍斃了,更是離譜.</text:span></text:p>
      <text:p text:style-name="P2"><text:span text:style-name="T1">個別劊子手豈能反映一個整體狀況(例如死刑或戰爭)的存在?死刑或戰爭之所以存在,是因為我們這一代人 "普遍" 允許它存在,而不是去尋找個別士兵當代罪羔羊說就是因為有這些不尋常邪惡的壞人,於是產生如此巨大的壞事.</text:span></text:p>
      <text:p text:style-name="P2"><text:span text:style-name="T1">納粹也一樣,若非當時普遍受到廣大人們的支持,哪來納粹? 希特勒也是人民選出來的不是嗎?! 這裏頭只有人性,而沒有尋常人性與不尋常人性之分. 做這樣的二分法, 把問題給 "特殊化" 成一種屬於過去的邪惡,或甚至歸因給少數 "不尋常" 的邪惡人士, 這意味著我們並不了解人性,似乎也不是真的想面對問題.</text:span></text:p>
      <text:p text:style-name="P2"><text:span text:style-name="T1">漢娜鄂蘭有句話說得很對,她說改變一種道德就好像改變一種餐桌禮儀那樣(膚淺),我對這話的理解是某種思想行為只是像衣服一樣,既然可以穿上,就可以脫下,今天穿效忠黨國的大衣,明天改穿愛台灣的小背心,這裏頭轉折並不牽涉人性的轉換,就好像轉換餐桌禮儀無須轉換人性一樣.</text:span></text:p>
      <text:p text:style-name="P2"><text:span text:style-name="T1">我看現在很多愛台灣喊得很大聲的人,比如鄭弘儀,過去是忠貞國民黨員,比如汪笨湖,當我因為主張台獨走投無路時,他正在寫著暢銷書歌頌他對長江黃河的愛及祖國夢. 可當時代一轉變,所有這些人也就馬上跟著變,一點困難都沒有,我看不出他們改變了什麼人性,我想那只是改變一種外在造型而已,就像改變髮型一樣. 小弟因為沒有來得及轉換造型,所以依舊受苦受難.</text:span></text:p>
      <text:p text:style-name="P2"><text:span text:style-name="T1">也就是說, 依鄂蘭的想法,"道德" 做為一種國情民情或風俗常規等等, 這東西並不是根本存在於什麼特殊人性之中,我們的人性是尋常且普遍的.</text:span></text:p>
      <text:p text:style-name="P2"><text:span text:style-name="T1">她原文是這麼說的: : "It was as though morality,...as a set of mores, of customs and manners, which could be exchanged for another set with no more trouble than it would take to change the table manners of a whole people."</text:span></text:p>
      <text:p text:style-name="P2"><text:span text:style-name="T1">改變道德這東西或許很難,但它很膚淺,因為它並不是要改變人性.</text:span></text:p>
      <text:p text:style-name="P2"><text:span text:style-name="T1">這使我想起維根斯坦一句被視為謎一般的名言,他說,"哲學問題唯有透過生活方式的改變才有可能解決." 他談的是邏輯是句子的意義,這些邏輯問題怎麼會透過生活方式的改變才能解決?</text:span></text:p>
      <text:p text:style-name="P2"><text:span text:style-name="T1">這話看得懂的人自然就會懂,看不懂的恐怕講半天他也不可能懂.不過,簡單可以這麼說,"意義" 這東西如果沒有實踐,那麼它其實就像鬼魂一樣,虛渺而空洞,耍嘴皮誰不會?</text:span></text:p>
      <text:p text:style-name="P2"><text:span text:style-name="T1">重點不是在於想也不是在於說,而是在於 "做". 但不是做出某件事,而是看你一整個生活,看你是怎麼過日子. 光嘴巴喊這個喊那個是毫無意義的,高唱特殊聖潔的人性之追求(例如林義雄或聖嚴等聖人)更是荒唐,"意義" 並不存在於這些空洞的字眼或或幻想裏頭,而是來自實際的生活,看你怎麼過你的每一天,看你的人生究竟是怎麼活的.</text:span></text:p>
      <text:p text:style-name="P2"><text:span text:style-name="T1">講儉樸沒有用,講愛心講平等都是廢話,讓我們瞧瞧你每天是過什麼樣的日子最重要,讓我們瞧瞧你每天吃喝玩樂究竟是什麼樣的狀況,瞧瞧你銀行裏有多少存款等等,這一切的 "總和"(記住: 是總和,不是某種個別行為),決定了 "意義".</text:span></text:p>
      <text:p text:style-name="P2"><text:span text:style-name="T1">換句話說,當道德出了問題,要解決這問題並不是需要什麼高深的思想,也不是需要更多知識,而只是需要改變你的生活方式,這樣的改變並不涉及人性的轉換,而只是像在穿脫衣服那樣,或是像在改變一套餐桌禮儀那樣,從這一套轉換成那一套,如此而已.</text:span></text:p>
      <text:p text:style-name="P1"><text:span text:style-name="T1">陳真 | 2009.03.04 14:04 | </text:span><text:span text:style-name="T2">#</text:span></text:p>
      <text:p text:style-name="P3"><text:span text:style-name="T1">(續前)吳乃德文章裏說,納粹有些工作是會挑人來做的,而不是來者皆可.吳的意思是說這樣一些人並 "不尋常",反駁所謂 "邪惡只是平常人性" 的說法.</text:span></text:p>
      <text:p text:style-name="P3"><text:span text:style-name="T1">但這樣的反駁並沒有說服力. 這就好像說當一家公司要挑員工時,當然會依工作屬性而有不同的性向考量;比方說你要挑一個服務人員,當然是要挑一個比較親切有笑容比較熱於助人的人,總不會說來者皆可,更不會挑一個易怒愛理不理的惡婆娘. 但這並不意味著這些被挑選出來的人"不尋常" 或甚至具有 "不尋常" 的邪惡本性.</text:span></text:p>
      <text:p text:style-name="P3"><text:span text:style-name="T1">吳說我們應該依據事實來談道德爭議,問題是,事實並不存在,因為世界並不是由一堆命題組成,世界是一種影像而不是一堆具有真假值的文字,當我們面對著同一個影像,卻很可能有完全不一樣的看法;事實並不存在,存在的只是一個個由你我編織而成不同的故事.</text:span></text:p>
      <text:p text:style-name="P3"><text:span text:style-name="T1">你看那些 "愛台灣" 的人或是把統獨高舉為一種絕對信仰而非一種相對意見的人,基本上都有著這樣一種思考模式就是他們總認為他們看到事實,而事實是無從爭辯只能信仰與貫徹始終的,因此,凡是違背這些信仰的就很容易成為萬惡不赦的敵人;他無法理解這一切政治主張只不過是一種意見,而且只是無數意見的其中之一,它不具任何絕對意義,它更不是什麼真理,也不是基於什麼 "史實" 所得出的必然結論,它不具任何必然性.</text:span></text:p>
      <text:p text:style-name="P3"><text:span text:style-name="T1">你要愛中華或愛台灣都行,儘管去愛,反正也沒有人能看到你的內心,但不要以為這是什麼每個人都該推崇的東西或甚至是什麼真理或什麼 "唯一活路". 這就好像你喜歡吃某一家餐廳,好,那就儘管去吃,但不要逼別人吃,也不要講得好像不吃這家餐廳就會餓死一樣.</text:span></text:p>
      <text:p text:style-name="P1"><text:span text:style-name="T1">陳真 | 2009.03.03 23:53 | </text:span><text:span text:style-name="T2">#</text:span></text:p>
      <text:p text:style-name="P2"><text:span text:style-name="T1">對於納粹,我也常有類似漢娜鄂蘭的想法,不過我倒是從未讀過她的著作,只知道她是 Heidegger的情人. 每次在圖書館或書局看到她的書,拿起來翻兩頁我就沒興趣再看下去了,總覺得她所要講的東西似乎根本不需要寫上那麼多字,更不需要訴諸那麼多所謂 "事實".</text:span></text:p>
      <text:p text:style-name="P2"><text:span text:style-name="T1">底下吳乃德這篇 "反駁",其實我也看不出他反駁了什麼,他們只是在講兩個不一樣的東西而不會有任何必然的概念衝突. 當我們一方面譴責某種意識形態之邪惡時,當然同時也可以為那些支持這樣一種邪惡意識形態的廣大群眾們辯護(廣大到往往佔一個國家的絕大部份人口),辯護說他們本身並不邪惡,他們只是尋常百姓,拿香跟人拜,西瓜倚大邊.</text:span></text:p>
      <text:p text:style-name="P2"><text:span text:style-name="T1">民進黨每次選舉一到,就開始消費歷史,講什麼 "轉型正義",轉型的方法很簡單很幼稚,但卻也因其幼稚而顯得很有效--有效於複製歷史,把邪惡像存檔一樣從C槽存到D槽,主機則一點也沒變.</text:span></text:p>
      <text:p text:style-name="P2"><text:span text:style-name="T1">轉型思維與作法是這樣: 例如把過去的白色恐怖或威權體制推到少數政敵頭上,把英雄的桂冠留給自己,至於人民呢,則成為林義雄口中常說的 "善良台灣人",但這樣的一種歷史圖像是全然錯誤的.</text:span></text:p>
      <text:p text:style-name="P2"><text:span text:style-name="T1">在我看來,需要被 "轉型" 的那個 "邪惡" 就像一種空氣,凡是還會呼吸的,都不該頒給自己英雄狀--即便你是個不怕死不怕關的革命志士.</text:span></text:p>
      <text:p text:style-name="P2"><text:span text:style-name="T1">首先,民進黨檯面這些政客沒有幾個能稱得上是什麼反對者,他們比較像是政治商人,知道怎麼投資,知道怎麼兌換紅利,知道怎麼觀察趨勢. 若要論邪惡指數,這些人肯定排名最高. 因此,他們之良莠也比較不具有思考上的爭議或深度.</text:span></text:p>
      <text:p text:style-name="P2"><text:span text:style-name="T1">當然,像林義雄那樣一些極少數付出重大代價而且不兌換紅利的反抗者,若要稱善稱賢,我並不怎麼反對--雖然也不贊成.</text:span></text:p>
      <text:p text:style-name="P2"><text:span text:style-name="T1">得費點腦筋想一想道德問題的都不是上述這兩種極端,而是廣大群眾們. 就簡單說吧,因為我要睡覺了,沒時間多寫,就簡單說吧,若真要如民進黨這些混蛋所說的那樣一種方式去轉型或清算,那麼,那等於是說要清算幾乎 99.999999% 的台灣人.</text:span></text:p>
      <text:p text:style-name="P2"><text:span text:style-name="T1">因為,若沒有這平庸如常的99.999999%,哪來什麼威權體制? 哪來什麼白色恐怖? 哪來什麼我愛中華或愛台灣? 幾個人會起來跟這樣一些邪惡思想對幹? 我估計大約是0.00000001%.</text:span></text:p>
      <text:p text:style-name="P2"><text:span text:style-name="T1">一種清算或轉型如果是要清算或轉換 99.999999% 的人,那意味著這已經不是一種特殊的邪惡表現,這只是一種再普通也不過的人性,而人性是不需要也不可能做任何轉換的.</text:span></text:p>
      <text:p text:style-name="P2"><text:span text:style-name="T1">我們唯一能轉換的不是人性,而是生活及思維方式,簡單說就是文化. 古人的人性,七情六慾喜怒哀樂的表現等等,幾千年來應該沒有什麼改變才對;從所謂野蠻殘酷到文明,起了變化的不是人性,而是文化,簡單說就是看世界的方式起了變化.</text:span></text:p>
      <text:p text:style-name="P2"><text:span text:style-name="T1">吳乃德這文章裏講到一句話我特別不能認同,他說: "歷史和道德的反省都必須以事實為基礎", 這話意味著歷史裏頭有個東西叫做事實,而事實之所以是事實,當然就意味著所有人來看都會得到一樣的結論,否則就不叫做事實了.</text:span></text:p>
      <text:p text:style-name="P2"><text:span text:style-name="T1">比方說,陳真是個男的,這是個事實,但陳真是否是個帥哥,這就有爭議了.</text:span></text:p>
      <text:p text:style-name="P2"><text:span text:style-name="T1">換句話說,當我們想法不同,並不是因為我們看到不一樣的事實,而是因為我們對無限中立細節的理解方式不同,這或許是因為我們的出身不同,境遇不同,品味不同,美感不同,銀行存款不同,性別不同等等,而造成了我們看法上的不同. 但不管怎麼樣,事實並不存在,存在的是我們從無限且不具任何意義的細節中組織成不同的故事,塑造出不同的影像,形成不一樣的一種看世界的方式.</text:span></text:p>
      <text:p text:style-name="P2"><text:span text:style-name="T1">從來不會有任何道德討論或美感爭議是基於所謂事實. 一個東西既然稱為事實,意味著它終究是不會有爭議的,或者說,它終究會有個標準答案,但有關善惡美醜的議論卻全然不屬於這樣一種範疇.</text:span></text:p>
      <text:p text:style-name="P2"><text:span text:style-name="T1">在我看來,這樣一種有關於事實與道德的根本誤解,往往是許多邪惡思想的根源,正因為有這樣一種誤解,誤解道德爭議必然基於剛鐵一般的事實,於是原本相對性的價值判斷竟然變成一種彷彿具有正常人性與理性都應擁護的東西,比方說什麼 "愛台灣" (台灣做為一種國家或做為一種具有高度政治意涵的所謂 "鄉土")或盛行於對岸卻儼然與愛台灣是異卵雙生的另一種愛國思維.</text:span></text:p>
      <text:p text:style-name="P2"><text:span text:style-name="T1">它媽的我就是不愛台灣不行嗎? 我又不是頭殼壞去,也不是心理變態,愛什麼台灣? 我愛的東西很多,比方說鈔票,但我不會墮落到去愛什麼台灣. "愛台灣" 或 "愛中華" 這東西之為害,歷史已昭昭在目.</text:span></text:p>
      <text:p text:style-name="P2"><text:span text:style-name="T1">邪惡的絕非人性,上帝不會製造出一種邪惡的本性在人身上;若硬要用邪惡二字,那麼,邪惡的是某種思維,而非人性. 思維其實就像衣服,我們既然能穿上它,就能把它脫掉,而人性就像皮膚,是脫不掉的.</text:span></text:p>
      <text:p text:style-name="P2"><text:span text:style-name="T1">就跟納粹跟日軍跟美軍之今昔行徑一樣,一切邪惡事物全都以愛為名. 德國人脫去了邪惡外衣,從某種極其有害的思維中走出來了,但我們卻仍活在類似的詛咒中,繼續折磨自己,也折磨別人.</text:span></text:p>
      <text:p text:style-name="P2"><text:span text:style-name="T1">陳真 2009. 3. 3.</text:span><text:span text:style-name="T3"><text:line-break/></text:span><text:span text:style-name="T1">============================</text:span></text:p>
      <text:p text:style-name="P2"><text:span text:style-name="T1">邪惡真的「庸常」嗎？</text:span></text:p>
      <text:p text:style-name="P2"><text:span text:style-name="T1">2009-02-27 中國時報 【吳乃德】</text:span></text:p>
      <text:p text:style-name="P2"><text:span text:style-name="T1">　林博文先生日前在本報的專欄討論了電影《為愛朗讀》，也討論了漢娜．鄂蘭「邪惡的庸常性」之概念。用這個概念來理解政治壓迫的參與者，不但過度簡化，而且也不符合歷史事實。不過，林先生的文章卻是一個很好的開始。他所提到的問題，正是台灣在討論轉型正義的時候所一直疏於面對的。</text:span></text:p>
      <text:p text:style-name="P2"><text:span text:style-name="T1">　鄂蘭針對納粹戰犯艾希曼的審判所寫的《艾希曼在耶路薩冷》一書，以「邪惡的庸常性」為副標題。艾希曼在戰爭期間負責逮捕、集中、然後運送猶太人到集中營；至少有六十萬猶太人因為他高度的行政效率而成為灰燼。鄂蘭要傳達的訊息和道德啟示是，如同她兩年後所說，「此種巨大規模的邪惡行為，並非來自執行者的邪惡、病態、或意識形態信仰。不論這些行為多麼邪惡，行為者絕對不是惡魔」，而是像你我一般的平常人。他之所以積極參與人類有史以來最大規模、最有組織、最有效率的屠殺，乃是基於平凡而世俗的動機：衷心服從指令、在官僚體系中力求表現和升遷。艾希曼的動機因此「十分庸常、非常人性」。</text:span></text:p>
      <text:p text:style-name="P2"><text:span text:style-name="T1">　以色列政府在一九九九年所公布的艾希曼獄中筆記，似乎也支持鄂蘭對邪惡的理解。艾希曼寫道，「我發現以服從和接受指令為基礎的生活，確實是一個舒適的生活。這種生活讓一個人對思考的需要減到最小。」</text:span></text:p>
      <text:p text:style-name="P2"><text:span text:style-name="T1">　鄂蘭「邪惡庸常性」之概念，將納粹的罪惡轉變成普遍性的道德議題，成為當代政治哲學討論道德責任的起點。目前為止超過兩百專書和論文討論她的書。這個概念也影響了後來耶魯心理學家密格蘭著名的電擊研究；該實驗試圖證明平常人多麼容易服從權威，而對同胞做出殘酷的行為。</text:span></text:p>
      <text:p text:style-name="P2"><text:span text:style-name="T1">　可是邪惡真的如此庸常嗎？鄂蘭對艾希曼的理解是正確的嗎？艾希曼的自我分析（其實是辯白）可以相信嗎？如果答案是否定，我們又能從中獲得何種不同的啟示？</text:span></text:p>
      <text:p text:style-name="P2"><text:span text:style-name="T1">　歷史和道德的反省都必須以事實為基礎。事實上，艾希曼並非只是接受上級指令的優良公務員。艾希曼被捕真實身分曝光後，他的許多阿根廷友人才恍然理解他過去的許多仇視猶太人的言論。也正是他的反猶太意識形態讓他在阿根廷的行蹤曝光。他的兒子有一次在女朋友家聊天的時候，不經意地顯露對德國沒有徹底消滅猶太人的惋惜。他的話引起女朋友父母的警覺，他們的檢舉終於導致艾希曼的落網。他的兒子從小在阿根廷長大，其反猶太人意識形態的唯一來源是他的父親。</text:span></text:p>
      <text:p text:style-name="P2"><text:span text:style-name="T1">　將政治壓迫的執行者、協力者，視為只是盡責任的服從者、或企求升遷的機會主義者，是過於簡化的解釋。壓迫體制由各種成員組成。有鄂蘭書中所提到的，暗中利用職權幫助猶太人而被槍斃的衛兵。也有心理上無法執行此種罪行而申請調職的軍官。事實上，納粹領導人知道，並非所有人都有能力執行這種「極端的邪惡」。因此他們通常准許調職的申請，而不加以處罰。納粹所從事人體實驗的歷史資料也顯示，他們選擇護士和衛兵的時候非常謹慎，特意淘汰那些心理上和道德上不適合這項工作的人。</text:span></text:p>
      <text:p text:style-name="P2"><text:span text:style-name="T1">　我們從這些事實獲得的啟示，截然不同於鄂蘭試圖傳達的訊息。從「邪惡的庸常性」出發，鄂蘭試圖提醒我們組織和權威的恐怖。她期待我們以道德勇氣來面對不正義的政府。「這種政府會面臨什麼樣情境，如果有足夠的人『不盡責地』拒絕支持它？甚至不需要主動的抵抗和反叛，這種拒絕支持都是一個有效的武器。」在後來的《責任與判斷》一書中，她這樣說。</text:span></text:p>
      <text:p text:style-name="P2"><text:span text:style-name="T1">　然而，我們從真實的艾希曼所獲得的啟發，卻是意識形態及族群偏見的恐怖。事實上，德國在第一次大戰之前是全歐洲對猶太人最寬容的國家；德國的猶太人因此也最缺乏猶太認同、最積極融入德國社會。可是戰敗和凡爾賽條約所帶來的重大屈辱，加上德國軍方為了規避戰敗責任而誣衊猶太人通敵及不參戰，使得猶太人成為德國屈辱之源，偏流的反猶太主義也成為宰制民主社會的思潮。</text:span></text:p>
      <text:p text:style-name="P2"><text:span text:style-name="T1">　壓迫體制的參與者到底應該承擔何種道德或法律責任？這個具有高度爭論性和政治性的問題，顯然不可能有標準答案。而且，壓迫體制的成員顯然由各種不同的人組成，我們無須用相同的眼光看待所有的成員。雖然或許永遠沒有結論，可是討論和反省本身就是一個建立民主文化的必要工程。</text:span></text:p>
      <text:p text:style-name="P2"><text:span text:style-name="T1">　（作者為中央研究院研究員，台灣「真相與和解促進會」會長）</text:span><text:span text:style-name="T3"><text:line-break/></text:span></text:p>
      <text:p text:style-name="P1"><text:span text:style-name="T1">李秉叡 | 2009.03.02 15:22 | </text:span><text:span text:style-name="T2">#</text:span></text:p>
      <text:p text:style-name="P3"><text:span text:style-name="T1">中國時報 A11/時論廣場 2009/02/25</text:span></text:p>
      <text:p text:style-name="P3"><text:span text:style-name="T3"><text:line-break/></text:span><text:span text:style-name="T1">《林博文專欄》《為愛朗讀》掀戰犯爭議</text:span></text:p>
      <text:p text:style-name="P3"><text:span text:style-name="T1">【時報】</text:span></text:p>
      <text:p text:style-name="P3"><text:span text:style-name="T3"><text:line-break/></text:span><text:span text:style-name="T1">　　英國女星凱特溫絲蕾在影片《為愛朗讀》（The Reader）（見左下圖，法新社）飾演一個曾在納粹德國集中營擔任警衛的文盲女子，因演技精湛而獲得本屆奧斯卡最佳女主角。這部電影曾引發一群猶太團體的抗議，同時亦在美國媒體掀起對政治哲學家鄂蘭（Hannah Aren dt）的經典著作《艾希曼在耶路撒冷》的熱烈討論。</text:span></text:p>
      <text:p text:style-name="P3"><text:span text:style-name="T3"><text:line-break/></text:span><text:span text:style-name="T1">　　一九七五年去世的鄂蘭，可說是二戰期間流亡至美國的一批德國猶太裔知識分子中最具影響力的一個菁英。她在一九四一年到美國，一面研究英文文法與寫作，一面鑽研納粹主義、共產主義、種族主義、帝國主義與反猶主義，並出版了《極權主義的源起》巨著。六○年代初，鄂蘭以《紐約客》雜誌特約記者身分專程到耶路撒冷旁聽納粹戰犯艾希曼（Adolf Eichmann）的審判。經艾希曼批准處死的猶太人約有十幾萬甚或數十萬。戰後，不少納粹戰犯逃至南美洲隱姓埋名，躲在阿根廷的艾希曼，卻被厲害的以色列特工綁架到以色列。</text:span></text:p>
      <text:p text:style-name="P3"><text:span text:style-name="T3"><text:line-break/></text:span><text:span text:style-name="T1">　　鄂蘭連續旁聽了幾個禮拜，在法庭上仔細觀察艾希曼的反應和表情，《紐約客》發表了她的一系列報導，一九六三年結集出版。鄂蘭親眼看到和聽到艾希曼的審判，心裡有極大的感觸，她並不是以一個文學家的耳朵去聆聽審判，而是以一個受過嚴格訓練的政治學者的洞察力去了解審判。她為這場震動全球的審判創造了一個至今仍被廣泛討論的名詞「邪惡的庸常化」（banality of evil）。</text:span></text:p>
      <text:p text:style-name="P3"><text:span text:style-name="T3"><text:line-break/></text:span><text:span text:style-name="T1">　　艾希曼在法庭上不認罪亦不懺悔，有時還面露笑容，他說他只是一介盡忠職守的納粹軍官，每天完成上級交代下來的任務（其中包括把一批批猶太人送進瓦斯間毒死）。鄂蘭說，這種「邪惡」，究竟是一種極端的表現，或只是一種平常老百姓聽從命令，遵照指示的例行作為？她認為是後者。鄂蘭說，像艾希曼這種螺絲釘，納粹的國家機器（或黨機器）中多如牛毛，他們只是一群可憐的沒有思考能力、更沒有質疑權利的納粹官僚，每天做些「等因奉此」的例行工作，過平凡庸碌的日子。他們並不是邪惡的化身，真正的邪惡在制度、文化和整個政治環境。鄂蘭的報導出現後，遭到許多猶太團體和個人（包括她的一些好友）的痛批和謾罵，甚至詆毀她是「猶奸」。</text:span></text:p>
      <text:p text:style-name="P3"><text:span text:style-name="T3"><text:line-break/></text:span><text:span text:style-name="T1">　　電影《為愛朗讀》的文盲女警衛漢娜．舒密茲（Hanna Schmitz），戰後成為一個中年女車掌，和一個高中小男生狂戀，多年後身分被揭發接受審判，在獄中認真聆聽過去男友寄來的錄音帶，開始認字和閱讀。舒密茲只是一個小警衛（官階完全無法和真實的艾希曼相比），她也像艾希曼以及其他成千成萬納粹機器的小螺絲釘一樣，為了生存和工作，每天輸送數十、數百猶太人進毒氣房。舒密茲在電影中為自己辯護，她也敢挑戰法官，但她是屬於納粹精銳的所謂「黨衛軍」（ＳＳ）的一分子，監獄乃是最後歸宿。</text:span></text:p>
      <text:p text:style-name="P3"><text:span text:style-name="T3"><text:line-break/></text:span><text:span text:style-name="T1">　　數十年來，在猶太團體和以色列特工組織的追剿下，不少像舒密茲這樣的集中營低階警衛被捕。鄂蘭雖以不偏不倚的立場報導艾希曼受審，並提出了「邪惡的庸常化」的說法，但她最後還是贊成處死艾希曼。最重要的是，鄂蘭強調，「邪惡」乃源於當權者拒絕了解人類的情況以及所做的決策將會產生何種後果。於是，邪惡即源源而出。</text:span></text:p>
      <text:p text:style-name="P3"><text:span text:style-name="T3"><text:line-break/></text:span><text:span text:style-name="T1">　　二戰結束以來，有關納粹戰犯被捕或受審的電影，層出不窮。最近在埃及開羅發現一個數十年前改信伊斯蘭教的德國人（一九九二年死亡），竟是當年屢以人體做實驗的納粹黨衛軍醫生。二戰以來，一直爭議的一個問題是，凡與納粹有關的人，不論職位高低都有罪；那麼，日本軍閥及其爪牙是不是也有罪？為什麼納粹戰犯要東躲西藏，日本戰犯及其餘黨卻在家喝清酒？</text:span></text:p>
      <text:p text:style-name="P3"><text:span text:style-name="T3"><text:line-break/></text:span><text:span text:style-name="T1">　　鄂蘭所說的「邪惡的庸常化」，證明任何人都會在邪惡的制度下做出邪惡的事。中共文革多少人被整死，在「偉大舵手」的號召下，整個中國變成邪惡帝國。史達林時代的蘇聯，恐怖當家，邪惡的魔頭製造了邪惡的制度，被整被殺的竟是自己的子民，人性的邪惡莫過於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